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96495.2155555556" calcext:value-type="float">
            <text:p><text:s/>96,495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47446" calcext:value-type="float">
            <text:p><text:s/>147,446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1004696.9944444" calcext:value-type="float">
            <text:p><text:s/>21,004,697 <text:s/></text:p>
          </table:table-cell>
          <table:table-cell table:style-name="ce50" office:value-type="float" office:value="3946204" calcext:value-type="float">
            <text:p><text:s/>3,946,204 <text:s/></text:p>
          </table:table-cell>
          <table:table-cell table:style-name="ce50" office:value-type="float" office:value="26900718" calcext:value-type="float">
            <text:p><text:s/>26,900,718 <text:s/></text:p>
          </table:table-cell>
          <table:table-cell table:style-name="ce50" office:value-type="float" office:value="59645" calcext:value-type="float">
            <text:p><text:s/>59,645 <text:s/></text:p>
          </table:table-cell>
          <table:table-cell table:style-name="ce50" office:value-type="float" office:value="240688" calcext:value-type="float">
            <text:p><text:s/>240,68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8537" calcext:value-type="float">
            <text:p><text:s/>238,53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201.444444444444" calcext:value-type="float">
            <text:p><text:s/>2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59" calcext:value-type="float">
            <text:p><text:s/>25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862699.193861494" calcext:value-type="float">
            <text:p><text:s/>862,699 <text:s/></text:p>
          </table:table-cell>
          <table:table-cell table:style-name="ce50" office:value-type="float" office:value="-165578" calcext:value-type="float">
            <text:p><text:s/>-165,578 <text:s/></text:p>
          </table:table-cell>
          <table:table-cell table:style-name="ce50" office:value-type="float" office:value="1414706.5934418" calcext:value-type="float">
            <text:p><text:s/>1,414,7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5053.59344180248" calcext:value-type="float">
            <text:p><text:s/>-5,05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0742.97" calcext:value-type="float">
            <text:p><text:s/>90,74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0238291.5716941" calcext:value-type="float">
            <text:p><text:s/>20,238,292 <text:s/></text:p>
          </table:table-cell>
          <table:table-cell table:style-name="ce51" office:value-type="float" office:value="4111782" calcext:value-type="float">
            <text:p><text:s/>4,111,782 <text:s/></text:p>
          </table:table-cell>
          <table:table-cell table:style-name="ce51" office:value-type="float" office:value="25633457.4065582" calcext:value-type="float">
            <text:p><text:s/>25,633,457 <text:s/></text:p>
          </table:table-cell>
          <table:table-cell table:style-name="ce51" office:value-type="float" office:value="59645" calcext:value-type="float">
            <text:p><text:s/>59,645 <text:s/></text:p>
          </table:table-cell>
          <table:table-cell table:style-name="ce51" office:value-type="float" office:value="245741.593441802" calcext:value-type="float">
            <text:p><text:s/>245,742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47535.03" calcext:value-type="float">
            <text:p><text:s/>147,535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428754.837322221" calcext:value-type="float">
            <text:p><text:s/>428,755 <text:s/></text:p>
          </table:table-cell>
          <table:table-cell table:style-name="ce51" office:value-type="float" office:value="126147" calcext:value-type="float">
            <text:p><text:s/>126,147 <text:s/></text:p>
          </table:table-cell>
          <table:table-cell table:style-name="ce51" office:value-type="float" office:value="325469" calcext:value-type="float">
            <text:p><text:s/>325,46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14812.0237" calcext:value-type="float">
            <text:p><text:s/>114,812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8631196.2447729" calcext:value-type="float">
            <text:p><text:s/>18,631,196 <text:s/></text:p>
          </table:table-cell>
          <table:table-cell table:style-name="ce50" office:value-type="float" office:value="3985635" calcext:value-type="float">
            <text:p><text:s/>3,985,635 <text:s/></text:p>
          </table:table-cell>
          <table:table-cell table:style-name="ce50" office:value-type="float" office:value="20118558.3823137" calcext:value-type="float">
            <text:p><text:s/>20,118,5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5741.593441802" calcext:value-type="float">
            <text:p><text:s/>245,74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28544.509588" calcext:value-type="float">
            <text:p><text:s/>2,528,54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287421.44111111" calcext:value-type="float">
            <text:p><text:s/>3,287,421 <text:s/></text:p>
          </table:table-cell>
          <table:table-cell table:style-name="ce50" office:value-type="float" office:value="3985635" calcext:value-type="float">
            <text:p><text:s/>3,985,635 <text:s/></text:p>
          </table:table-cell>
          <table:table-cell table:style-name="ce50" office:value-type="float" office:value="241214" calcext:value-type="float">
            <text:p><text:s/>241,21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2420430.36810178" calcext:value-type="float">
            <text:p><text:s/>2,420,4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7959.26" calcext:value-type="float">
            <text:p><text:s/>597,9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28544.509588" calcext:value-type="float">
            <text:p><text:s/>2,528,54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0472074.1272496" calcext:value-type="float">
            <text:p><text:s/>10,472,0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320743.4065582" calcext:value-type="float">
            <text:p><text:s/>16,320,7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5741.593441802" calcext:value-type="float">
            <text:p><text:s/>245,7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62083.5555555556" calcext:value-type="float">
            <text:p><text:s/>62,08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1900" calcext:value-type="float">
            <text:p><text:s/>91,9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389186.75275483" calcext:value-type="float">
            <text:p><text:s/>2,389,18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866741.71575551" calcext:value-type="float">
            <text:p><text:s/>2,866,74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4023651.58222222" calcext:value-type="float">
            <text:p><text:s/>4,023,65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062852" calcext:value-type="float">
            <text:p><text:s/>3,062,85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4023651.58222222" calcext:value-type="float">
            <text:p><text:s/>4,023,65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062852" calcext:value-type="float">
            <text:p><text:s/>3,062,85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631219.647333333" calcext:value-type="float">
            <text:p><text:s/>631,22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12261.119333333" calcext:value-type="float">
            <text:p><text:s/>312,26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318958.528" calcext:value-type="float">
            <text:p><text:s/>318,95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6392.3559" calcext:value-type="float">
            <text:p><text:s/>6,392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2029.4463" calcext:value-type="float">
            <text:p><text:s/>2,029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564380.06858783" calcext:value-type="float">
            <text:p><text:s/>4,564,38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5189430.02424449" calcext:value-type="float">
            <text:p><text:s/>5,189,430 <text:s/></text:p>
          </table:table-cell>
          <table:table-cell table:style-name="ce52" office:value-type="float" office:value="59645" calcext:value-type="float">
            <text:p><text:s/>59,645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65001.050412" calcext:value-type="float">
            <text:p><text:s/>565,001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373080.12414339" calcext:value-type="float">
            <text:p><text:s/>4,373,08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5189430.02424449" calcext:value-type="float">
            <text:p><text:s/>5,189,430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379541.050412" calcext:value-type="float">
            <text:p><text:s/>379,541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4373040.85747672" calcext:value-type="float">
            <text:p><text:s/>4,373,0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89370.02424449" calcext:value-type="float">
            <text:p><text:s/>5,189,3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9541.050412" calcext:value-type="float">
            <text:p><text:s/>379,54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90211.1039953113" calcext:value-type="float">
            <text:p><text:s/>90,21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3595.04867727" calcext:value-type="float">
            <text:p><text:s/>133,5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03905.564552827" calcext:value-type="float">
            <text:p><text:s/>303,90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9983.61693675" calcext:value-type="float">
            <text:p><text:s/>449,9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177686.34116842" calcext:value-type="float">
            <text:p><text:s/>1,177,68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44236.35863746" calcext:value-type="float">
            <text:p><text:s/>1,744,23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204668.775584695" calcext:value-type="float">
            <text:p><text:s/>204,6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2963.64806945" calcext:value-type="float">
            <text:p><text:s/>302,96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3583.2177777778" calcext:value-type="float">
            <text:p>( 33,583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49712" calcext:value-type="float">
            <text:p>( 49,71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71085.557806917" calcext:value-type="float">
            <text:p>( 171,086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53251.64806945" calcext:value-type="float">
            <text:p>( 253,25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384245.42081849" calcext:value-type="float">
            <text:p><text:s/>384,24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8845.09002737" calcext:value-type="float">
            <text:p><text:s/>568,8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588108.538098566" calcext:value-type="float">
            <text:p><text:s/>588,10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71413.62054064" calcext:value-type="float">
            <text:p><text:s/>871,41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663.606666666667" calcext:value-type="float">
            <text:p><text:s/>664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014" calcext:value-type="float">
            <text:p><text:s/>1,014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932881.33666667" calcext:value-type="float">
            <text:p><text:s/>1,932,88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61555" calcext:value-type="float">
            <text:p><text:s/>2,861,55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932842.07" calcext:value-type="float">
            <text:p><text:s/>1,932,8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61495" calcext:value-type="float">
            <text:p><text:s/>2,861,4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39.2666666666667" calcext:value-type="float">
            <text:p><text:s/>3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0" calcext:value-type="float">
            <text:p><text:s/>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68356.511098222" calcext:value-type="float">
            <text:p><text:s/>868,3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79541.050412" calcext:value-type="float">
            <text:p><text:s/>379,54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868356.511098222" calcext:value-type="float">
            <text:p><text:s/>868,3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79541.050412" calcext:value-type="float">
            <text:p><text:s/>379,54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-0.00000472213326" calcext:value-type="float">
            <text:p><text:s/>-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0.00000699" calcext:value-type="float">
            <text:p><text:s/>-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9.2666666666667" calcext:value-type="float">
            <text:p><text:s/>3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0" calcext:value-type="float">
            <text:p><text:s/>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39.2666666666667" calcext:value-type="float">
            <text:p><text:s/>3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60" calcext:value-type="float">
            <text:p><text:s/>60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191299.944444444" calcext:value-type="float">
            <text:p><text:s/>191,30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9645" calcext:value-type="float">
            <text:p><text:s/>59,64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5460" calcext:value-type="float">
            <text:p><text:s/>185,46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191299.944444444" calcext:value-type="float">
            <text:p><text:s/>191,30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9645" calcext:value-type="float">
            <text:p><text:s/>59,64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5460" calcext:value-type="float">
            <text:p><text:s/>185,46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60068164.84101" calcext:value-type="float">
            <text:p><text:s/>60,068,16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6918273.6397695" calcext:value-type="float">
            <text:p><text:s/>56,918,27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149891.20124049" calcext:value-type="float">
            <text:p><text:s/>3,149,891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49094007.4" calcext:value-type="float">
            <text:p><text:s/>49,094,00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8462347.1987595" calcext:value-type="float">
            <text:p><text:s/>48,462,34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31660.201240492" calcext:value-type="float">
            <text:p><text:s/>631,660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140495.873878" calcext:value-type="float">
            <text:p><text:s/>140,49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40495.873878" calcext:value-type="float">
            <text:p><text:s/>140,496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0833661.567132" calcext:value-type="float">
            <text:p><text:s/>10,833,66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315430.567132" calcext:value-type="float">
            <text:p><text:s/>8,315,43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18231" calcext:value-type="float">
            <text:p><text:s/>2,518,231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59731" calcext:value-type="float">
            <text:p><text:s/>59,731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583762.1595294" calcext:value-type="float">
            <text:p><text:s/>44,583,762 <text:s/></text:p>
          </table:table-cell>
          <table:table-cell table:style-name="ce50" office:value-type="float" office:value="36510945" calcext:value-type="float">
            <text:p><text:s/>36,510,94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75888.76" calcext:value-type="float">
            <text:p><text:s/>1,475,88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45909.55975936" calcext:value-type="float">
            <text:p><text:s/>2,645,9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72.58" calcext:value-type="float">
            <text:p><text:s/>1,47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76001.77777778" calcext:value-type="float">
            <text:p><text:s/>2,576,00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38704.88888889" calcext:value-type="float">
            <text:p><text:s/>1,538,70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18288.77604128" calcext:value-type="float">
            <text:p><text:s/>1,218,289 <text:s/></text:p>
          </table:table-cell>
          <table:table-cell table:style-name="ce50" office:value-type="float" office:value="616042" calcext:value-type="float">
            <text:p><text:s/>616,04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3060.192" calcext:value-type="float">
            <text:p><text:s/>103,06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6664588.1570621" calcext:value-type="float">
            <text:p><text:s/>36,664,588 <text:s/></text:p>
          </table:table-cell>
          <table:table-cell table:style-name="ce51" office:value-type="float" office:value="35954634" calcext:value-type="float">
            <text:p><text:s/>35,954,634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371355.988" calcext:value-type="float">
            <text:p><text:s/>1,371,35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63674.21555556" calcext:value-type="float">
            <text:p><text:s/>2,463,67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15720" calcext:value-type="float">
            <text:p><text:s/>215,720 <text:s/></text:p>
          </table:table-cell>
          <table:table-cell table:style-name="ce50" office:value-type="float" office:value="3219894" calcext:value-type="float">
            <text:p><text:s/>3,219,894 <text:s/></text:p>
          </table:table-cell>
          <table:table-cell table:style-name="ce50" office:value-type="float" office:value="258050" calcext:value-type="float">
            <text:p><text:s/>258,050 <text:s/></text:p>
          </table:table-cell>
          <table:table-cell table:style-name="ce50" office:value-type="float" office:value="42540440.6108006" calcext:value-type="float">
            <text:p><text:s/>42,540,441 <text:s/></text:p>
          </table:table-cell>
          <table:table-cell table:style-name="ce50" office:value-type="float" office:value="35954634" calcext:value-type="float">
            <text:p><text:s/>35,954,6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5954634" calcext:value-type="float">
            <text:p><text:s/>35,954,6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30585.95555556" calcext:value-type="float">
            <text:p><text:s/>6,030,58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94.17777777778" calcext:value-type="float">
            <text:p><text:s/>1,89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15720" calcext:value-type="float">
            <text:p><text:s/>215,720 <text:s/></text:p>
          </table:table-cell>
          <table:table-cell table:style-name="ce51" office:value-type="float" office:value="3219894" calcext:value-type="float">
            <text:p><text:s/>3,219,894 <text:s/></text:p>
          </table:table-cell>
          <table:table-cell table:style-name="ce51" office:value-type="float" office:value="258050" calcext:value-type="float">
            <text:p><text:s/>258,050 <text:s/></text:p>
          </table:table-cell>
          <table:table-cell table:style-name="ce51" office:value-type="float" office:value="553326.477467226" calcext:value-type="float">
            <text:p><text:s/>553,32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468017" calcext:value-type="float">
            <text:p><text:s/>1,468,017 <text:s/></text:p>
          </table:table-cell>
          <table:table-cell table:style-name="ce50" office:value-type="float" office:value="9749370" calcext:value-type="float">
            <text:p><text:s/>9,749,370 <text:s/></text:p>
          </table:table-cell>
          <table:table-cell table:style-name="ce50" office:value-type="float" office:value="552150" calcext:value-type="float">
            <text:p><text:s/>552,150 <text:s/></text:p>
          </table:table-cell>
          <table:table-cell table:style-name="ce50" office:value-type="float" office:value="38725404.3636067" calcext:value-type="float">
            <text:p><text:s/>38,725,40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0112" calcext:value-type="float">
            <text:p><text:s/>1,310,112 <text:s/></text:p>
          </table:table-cell>
          <table:table-cell table:style-name="ce50" office:value-type="float" office:value="1391355.396" calcext:value-type="float">
            <text:p><text:s/>1,391,35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468017" calcext:value-type="float">
            <text:p><text:s/>1,468,017 <text:s/></text:p>
          </table:table-cell>
          <table:table-cell table:style-name="ce50" office:value-type="float" office:value="9749370" calcext:value-type="float">
            <text:p><text:s/>9,749,370 <text:s/></text:p>
          </table:table-cell>
          <table:table-cell table:style-name="ce50" office:value-type="float" office:value="552150" calcext:value-type="float">
            <text:p><text:s/>552,150 <text:s/></text:p>
          </table:table-cell>
          <table:table-cell table:style-name="ce50" office:value-type="float" office:value="37662358.1998307" calcext:value-type="float">
            <text:p><text:s/>37,662,35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0112" calcext:value-type="float">
            <text:p><text:s/>1,310,112 <text:s/></text:p>
          </table:table-cell>
          <table:table-cell table:style-name="ce50" office:value-type="float" office:value="1358999.903915" calcext:value-type="float">
            <text:p><text:s/>1,359,00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063046.163776" calcext:value-type="float">
            <text:p><text:s/>1,063,04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2355.4920850038" calcext:value-type="float">
            <text:p><text:s/>32,35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18548" calcext:value-type="float">
            <text:p><text:s/>418,548 <text:s/></text:p>
          </table:table-cell>
          <table:table-cell table:style-name="ce50" office:value-type="float" office:value="4696712" calcext:value-type="float">
            <text:p><text:s/>4,696,712 <text:s/></text:p>
          </table:table-cell>
          <table:table-cell table:style-name="ce50" office:value-type="float" office:value="146458" calcext:value-type="float">
            <text:p><text:s/>146,458 <text:s/></text:p>
          </table:table-cell>
          <table:table-cell table:style-name="ce50" office:value-type="float" office:value="1930106.56615541" calcext:value-type="float">
            <text:p><text:s/>1,930,10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0112" calcext:value-type="float">
            <text:p><text:s/>1,310,112 <text:s/></text:p>
          </table:table-cell>
          <table:table-cell table:style-name="ce50" office:value-type="float" office:value="20639.754" calcext:value-type="float">
            <text:p><text:s/>20,64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.8666666666667" calcext:value-type="float">
            <text:p><text:s/>8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66233" calcext:value-type="float">
            <text:p><text:s/>266,233 <text:s/></text:p>
          </table:table-cell>
          <table:table-cell table:style-name="ce50" office:value-type="float" office:value="1825536" calcext:value-type="float">
            <text:p><text:s/>1,825,536 <text:s/></text:p>
          </table:table-cell>
          <table:table-cell table:style-name="ce50" office:value-type="float" office:value="146458" calcext:value-type="float">
            <text:p><text:s/>146,458 <text:s/></text:p>
          </table:table-cell>
          <table:table-cell table:style-name="ce50" office:value-type="float" office:value="8644.26666666667" calcext:value-type="float">
            <text:p><text:s/>8,64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52315" calcext:value-type="float">
            <text:p><text:s/>152,315 <text:s/></text:p>
          </table:table-cell>
          <table:table-cell table:style-name="ce50" office:value-type="float" office:value="2871176" calcext:value-type="float">
            <text:p><text:s/>2,871,17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6" calcext:value-type="float">
            <text:p><text:s/>27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21012.7550443" calcext:value-type="float">
            <text:p><text:s/>1,921,01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0112" calcext:value-type="float">
            <text:p><text:s/>1,310,112 <text:s/></text:p>
          </table:table-cell>
          <table:table-cell table:style-name="ce50" office:value-type="float" office:value="20639.754" calcext:value-type="float">
            <text:p><text:s/>20,64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.2111111111111" calcext:value-type="float">
            <text:p><text:s/>6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3.4666666666667" calcext:value-type="float">
            <text:p><text:s/>2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6667" calcext:value-type="float">
            <text:p><text:s/>46,667 <text:s/></text:p>
          </table:table-cell>
          <table:table-cell table:style-name="ce52" office:value-type="float" office:value="3780" calcext:value-type="float">
            <text:p><text:s/>3,780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833749" calcext:value-type="float">
            <text:p><text:s/>833,749 <text:s/></text:p>
          </table:table-cell>
          <table:table-cell table:style-name="ce52" office:value-type="float" office:value="1786097" calcext:value-type="float">
            <text:p><text:s/>1,786,097 <text:s/></text:p>
          </table:table-cell>
          <table:table-cell table:style-name="ce52" office:value-type="float" office:value="143862" calcext:value-type="float">
            <text:p><text:s/>143,862 <text:s/></text:p>
          </table:table-cell>
          <table:table-cell table:style-name="ce52" office:value-type="float" office:value="28455771.1281572" calcext:value-type="float">
            <text:p><text:s/>28,455,771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742071.63" calcext:value-type="float">
            <text:p><text:s/>2,742,072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833749" calcext:value-type="float">
            <text:p><text:s/>833,749 <text:s/></text:p>
          </table:table-cell>
          <table:table-cell table:style-name="ce52" office:value-type="float" office:value="1786097" calcext:value-type="float">
            <text:p><text:s/>1,786,097 <text:s/></text:p>
          </table:table-cell>
          <table:table-cell table:style-name="ce52" office:value-type="float" office:value="143862" calcext:value-type="float">
            <text:p><text:s/>143,862 <text:s/></text:p>
          </table:table-cell>
          <table:table-cell table:style-name="ce52" office:value-type="float" office:value="21325563.6642485" calcext:value-type="float">
            <text:p><text:s/>21,325,564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742071.63" calcext:value-type="float">
            <text:p><text:s/>2,742,0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833749" calcext:value-type="float">
            <text:p><text:s/>833,749 <text:s/></text:p>
          </table:table-cell>
          <table:table-cell table:style-name="ce50" office:value-type="float" office:value="1786097" calcext:value-type="float">
            <text:p><text:s/>1,786,097 <text:s/></text:p>
          </table:table-cell>
          <table:table-cell table:style-name="ce50" office:value-type="float" office:value="143862" calcext:value-type="float">
            <text:p><text:s/>143,862 <text:s/></text:p>
          </table:table-cell>
          <table:table-cell table:style-name="ce50" office:value-type="float" office:value="6745461.93789484" calcext:value-type="float">
            <text:p><text:s/>6,745,4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03536.002" calcext:value-type="float">
            <text:p><text:s/>803,5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755.9243622222" calcext:value-type="float">
            <text:p><text:s/>33,7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9.076" calcext:value-type="float">
            <text:p><text:s/>1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7552.235043574" calcext:value-type="float">
            <text:p><text:s/>467,5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380.08" calcext:value-type="float">
            <text:p><text:s/>17,3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62848.13118912" calcext:value-type="float">
            <text:p><text:s/>1,262,84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942.442" calcext:value-type="float">
            <text:p><text:s/>11,94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181.43803" calcext:value-type="float">
            <text:p><text:s/>45,1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25.402" calcext:value-type="float">
            <text:p><text:s/>5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98.5221766667" calcext:value-type="float">
            <text:p><text:s/>11,7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32.434" calcext:value-type="float">
            <text:p><text:s/>2,93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1915.844361486" calcext:value-type="float">
            <text:p><text:s/>511,9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691.958" calcext:value-type="float">
            <text:p><text:s/>7,69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180.2149411111" calcext:value-type="float">
            <text:p><text:s/>12,1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415.122" calcext:value-type="float">
            <text:p><text:s/>12,4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97114.04987706" calcext:value-type="float">
            <text:p><text:s/>1,597,1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453.8" calcext:value-type="float">
            <text:p><text:s/>7,4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71822.16374045" calcext:value-type="float">
            <text:p><text:s/>1,571,82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453.8" calcext:value-type="float">
            <text:p><text:s/>7,4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439135.95809472" calcext:value-type="float">
            <text:p>( 1,439,136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453.8" calcext:value-type="float">
            <text:p>( 7,454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32686.20564573" calcext:value-type="float">
            <text:p>( 132,686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095.4639380507" calcext:value-type="float">
            <text:p><text:s/>25,09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0.866643002223567" calcext:value-type="float">
            <text:p><text:s/>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95.555555555556" calcext:value-type="float">
            <text:p><text:s/>196 <text:s/>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9093.812505556" calcext:value-type="float">
            <text:p><text:s/>159,0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790.13" calcext:value-type="float">
            <text:p><text:s/>7,7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9039.1031418667" calcext:value-type="float">
            <text:p><text:s/>89,0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042.932" calcext:value-type="float">
            <text:p><text:s/>7,043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59546.097812" calcext:value-type="float">
            <text:p><text:s/>259,546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52256.592" calcext:value-type="float">
            <text:p><text:s/>52,2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6032.499572222" calcext:value-type="float">
            <text:p><text:s/>726,0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9627.49" calcext:value-type="float">
            <text:p><text:s/>179,6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1414.239128889" calcext:value-type="float">
            <text:p><text:s/>161,4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39.616" calcext:value-type="float">
            <text:p><text:s/>3,8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4618.260443333" calcext:value-type="float">
            <text:p><text:s/>564,6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5787.874" calcext:value-type="float">
            <text:p><text:s/>175,78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61596.12866" calcext:value-type="float">
            <text:p>( 61,596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83551.644" calcext:value-type="float">
            <text:p>( 83,552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8459.78424" calcext:value-type="float">
            <text:p>( 8,460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11475.216" calcext:value-type="float">
            <text:p>( 11,475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33749" calcext:value-type="float">
            <text:p><text:s/>833,749 <text:s/></text:p>
          </table:table-cell>
          <table:table-cell table:style-name="ce50" office:value-type="float" office:value="1786097" calcext:value-type="float">
            <text:p><text:s/>1,786,097 <text:s/></text:p>
          </table:table-cell>
          <table:table-cell table:style-name="ce50" office:value-type="float" office:value="143862" calcext:value-type="float">
            <text:p><text:s/>143,862 <text:s/></text:p>
          </table:table-cell>
          <table:table-cell table:style-name="ce50" office:value-type="float" office:value="832372.950558889" calcext:value-type="float">
            <text:p><text:s/>832,37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1301.778" calcext:value-type="float">
            <text:p><text:s/>91,30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833749" calcext:value-type="float">
            <text:p><text:s/>833,749 <text:s/></text:p>
          </table:table-cell>
          <table:table-cell table:style-name="ce50" office:value-type="float" office:value="1786097" calcext:value-type="float">
            <text:p><text:s/>1,786,097 <text:s/></text:p>
          </table:table-cell>
          <table:table-cell table:style-name="ce50" office:value-type="float" office:value="143862" calcext:value-type="float">
            <text:p><text:s/>143,862 <text:s/></text:p>
          </table:table-cell>
          <table:table-cell table:style-name="ce50" office:value-type="float" office:value="709058.984945556" calcext:value-type="float">
            <text:p><text:s/>709,0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1188.426" calcext:value-type="float">
            <text:p><text:s/>61,18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3313.965613333" calcext:value-type="float">
            <text:p><text:s/>123,3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0113.352" calcext:value-type="float">
            <text:p><text:s/>30,1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86" calcext:value-type="float">
            <text:p>( 286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4808.321664444" calcext:value-type="float">
            <text:p><text:s/>134,8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9603.948" calcext:value-type="float">
            <text:p><text:s/>69,604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4286.2902477778" calcext:value-type="float">
            <text:p><text:s/>24,286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5201.298" calcext:value-type="float">
            <text:p><text:s/>5,2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238.865233464" calcext:value-type="float">
            <text:p><text:s/>92,2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459.772" calcext:value-type="float">
            <text:p><text:s/>20,4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267.8344388889" calcext:value-type="float">
            <text:p><text:s/>64,2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933.37" calcext:value-type="float">
            <text:p><text:s/>29,9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3398.732003333" calcext:value-type="float">
            <text:p><text:s/>233,3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9828.378" calcext:value-type="float">
            <text:p><text:s/>279,82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.9040684844444" calcext:value-type="float">
            <text:p><text:s/>4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7983.166666667" calcext:value-type="float">
            <text:p><text:s/>187,98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146955.7413911" calcext:value-type="float">
            <text:p><text:s/>11,146,9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306.552" calcext:value-type="float">
            <text:p><text:s/>11,3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8203.388888889" calcext:value-type="float">
            <text:p><text:s/>398,20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359808.13028" calcext:value-type="float">
            <text:p><text:s/>10,359,8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306.552" calcext:value-type="float">
            <text:p><text:s/>11,3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304.8888888889" calcext:value-type="float">
            <text:p><text:s/>47,30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1639.333333333" calcext:value-type="float">
            <text:p><text:s/>341,63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9972.5" calcext:value-type="float">
            <text:p><text:s/>999,97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08.81111111111" calcext:value-type="float">
            <text:p><text:s/>2,10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97863.688888889" calcext:value-type="float">
            <text:p><text:s/>997,864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12377.38282253" calcext:value-type="float">
            <text:p><text:s/>1,012,37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7317.611111111" calcext:value-type="float">
            <text:p><text:s/>197,3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847.5444444444" calcext:value-type="float">
            <text:p><text:s/>20,84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23.28888888889" calcext:value-type="float">
            <text:p><text:s/>6,3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1.288888888889" calcext:value-type="float">
            <text:p><text:s/>69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72.84444444444" calcext:value-type="float">
            <text:p><text:s/>1,77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5726.371711422" calcext:value-type="float">
            <text:p><text:s/>665,72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19698.433333333" calcext:value-type="float">
            <text:p><text:s/>119,69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420796.10214" calcext:value-type="float">
            <text:p><text:s/>1,420,796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927229.076" calcext:value-type="float">
            <text:p><text:s/>1,927,22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30207.46390876" calcext:value-type="float">
            <text:p><text:s/>7,130,20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30207.46390876" calcext:value-type="float">
            <text:p><text:s/>7,130,20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489551.73333333" calcext:value-type="float">
            <text:p>( 4,489,552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8142876.544246" calcext:value-type="float">
            <text:p><text:s/>28,142,87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5090028.916" calcext:value-type="float">
            <text:p><text:s/>25,090,029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817.126122" calcext:value-type="float">
            <text:p><text:s/>4,81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048030.502124" calcext:value-type="float">
            <text:p><text:s/>3,048,03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90231" calcext:value-type="float">
            <text:p><text:s/>1,090,231 <text:s/></text:p>
          </table:table-cell>
          <table:table-cell table:style-name="ce50" office:value-type="float" office:value="2095699" calcext:value-type="float">
            <text:p><text:s/>2,095,699 <text:s/></text:p>
          </table:table-cell>
          <table:table-cell table:style-name="ce50" office:value-type="float" office:value="1674066" calcext:value-type="float">
            <text:p><text:s/>1,674,06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95963" calcext:value-type="float">
            <text:p><text:s/>695,96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1434.941224159" calcext:value-type="float">
            <text:p><text:s/>151,43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75" calcext:value-type="float">
            <text:p><text:s/>275 <text:s/></text:p>
          </table:table-cell>
          <table:table-cell table:style-name="ce50" office:value-type="float" office:value="1730768" calcext:value-type="float">
            <text:p><text:s/>1,730,76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1761.258775841" calcext:value-type="float">
            <text:p><text:s/>181,761 <text:s/></text:p>
          </table:table-cell>
          <table:table-cell table:style-name="ce50" office:value-type="float" office:value="-251756" calcext:value-type="float">
            <text:p><text:s/>-251,756 <text:s/></text:p>
          </table:table-cell>
          <table:table-cell table:style-name="ce50" office:value-type="float" office:value="-65902" calcext:value-type="float">
            <text:p><text:s/>-65,902 <text:s/></text:p>
          </table:table-cell>
          <table:table-cell table:style-name="ce50" office:value-type="float" office:value="634" calcext:value-type="float">
            <text:p><text:s/>634 <text:s/></text:p>
          </table:table-cell>
          <table:table-cell table:style-name="ce50" office:value-type="float" office:value="-43367.5013055694" calcext:value-type="float">
            <text:p><text:s/>-43,368 <text:s/></text:p>
          </table:table-cell>
          <table:table-cell table:style-name="ce50" office:value-type="float" office:value="49853.5013055694" calcext:value-type="float">
            <text:p><text:s/>49,854 <text:s/></text:p>
          </table:table-cell>
          <table:table-cell table:style-name="ce50" office:value-type="float" office:value="339160" calcext:value-type="float">
            <text:p><text:s/>339,16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757034.8" calcext:value-type="float">
            <text:p><text:s/>757,035 <text:s/></text:p>
          </table:table-cell>
          <table:table-cell table:style-name="ce51" office:value-type="float" office:value="2347455" calcext:value-type="float">
            <text:p><text:s/>2,347,455 <text:s/></text:p>
          </table:table-cell>
          <table:table-cell table:style-name="ce51" office:value-type="float" office:value="1739968" calcext:value-type="float">
            <text:p><text:s/>1,739,968 <text:s/></text:p>
          </table:table-cell>
          <table:table-cell table:style-name="ce51" office:value-type="float" office:value="-636" calcext:value-type="float">
            <text:p><text:s/>-636 <text:s/></text:p>
          </table:table-cell>
          <table:table-cell table:style-name="ce51" office:value-type="float" office:value="43092.5013055694" calcext:value-type="float">
            <text:p><text:s/>43,093 <text:s/></text:p>
          </table:table-cell>
          <table:table-cell table:style-name="ce51" office:value-type="float" office:value="-1084658.50130557" calcext:value-type="float">
            <text:p><text:s/>-1,084,659 <text:s/></text:p>
          </table:table-cell>
          <table:table-cell table:style-name="ce51" office:value-type="float" office:value="-339160" calcext:value-type="float">
            <text:p><text:s/>-339,16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72184.8" calcext:value-type="float">
            <text:p><text:s/>872,18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09" calcext:value-type="float">
            <text:p><text:s/>1,709 <text:s/></text:p>
          </table:table-cell>
          <table:table-cell table:style-name="ce50" office:value-type="float" office:value="3054.87860487151" calcext:value-type="float">
            <text:p><text:s/>3,055 <text:s/></text:p>
          </table:table-cell>
          <table:table-cell table:style-name="ce50" office:value-type="float" office:value="75379.1213951285" calcext:value-type="float">
            <text:p><text:s/>75,379 <text:s/></text:p>
          </table:table-cell>
          <table:table-cell table:style-name="ce50" office:value-type="float" office:value="114380" calcext:value-type="float">
            <text:p><text:s/>114,38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352733" calcext:value-type="float">
            <text:p><text:s/>5,352,733 <text:s/></text:p>
          </table:table-cell>
          <table:table-cell table:style-name="ce50" office:value-type="float" office:value="6045532" calcext:value-type="float">
            <text:p><text:s/>6,045,532 <text:s/></text:p>
          </table:table-cell>
          <table:table-cell table:style-name="ce50" office:value-type="float" office:value="4822203" calcext:value-type="float">
            <text:p><text:s/>4,822,203 <text:s/></text:p>
          </table:table-cell>
          <table:table-cell table:style-name="ce50" office:value-type="float" office:value="3020" calcext:value-type="float">
            <text:p><text:s/>3,020 <text:s/></text:p>
          </table:table-cell>
          <table:table-cell table:style-name="ce50" office:value-type="float" office:value="71636.3772993021" calcext:value-type="float">
            <text:p><text:s/>71,636 <text:s/></text:p>
          </table:table-cell>
          <table:table-cell table:style-name="ce50" office:value-type="float" office:value="1630140.6227007" calcext:value-type="float">
            <text:p><text:s/>1,630,141 <text:s/></text:p>
          </table:table-cell>
          <table:table-cell table:style-name="ce50" office:value-type="float" office:value="500658" calcext:value-type="float">
            <text:p><text:s/>500,65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352733" calcext:value-type="float">
            <text:p><text:s/>5,352,733 <text:s/></text:p>
          </table:table-cell>
          <table:table-cell table:style-name="ce50" office:value-type="float" office:value="4884399.73948718" calcext:value-type="float">
            <text:p><text:s/>4,884,400 <text:s/></text:p>
          </table:table-cell>
          <table:table-cell table:style-name="ce50" office:value-type="float" office:value="3888715.69911134" calcext:value-type="float">
            <text:p><text:s/>3,888,716 <text:s/></text:p>
          </table:table-cell>
          <table:table-cell table:style-name="ce50" office:value-type="float" office:value="3020" calcext:value-type="float">
            <text:p><text:s/>3,020 <text:s/></text:p>
          </table:table-cell>
          <table:table-cell table:style-name="ce50" office:value-type="float" office:value="71636.3772993021" calcext:value-type="float">
            <text:p><text:s/>71,636 <text:s/></text:p>
          </table:table-cell>
          <table:table-cell table:style-name="ce50" office:value-type="float" office:value="1630140.6227007" calcext:value-type="float">
            <text:p><text:s/>1,630,141 <text:s/></text:p>
          </table:table-cell>
          <table:table-cell table:style-name="ce50" office:value-type="float" office:value="500658" calcext:value-type="float">
            <text:p><text:s/>500,65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161132.26051282" calcext:value-type="float">
            <text:p><text:s/>1,161,132 <text:s/></text:p>
          </table:table-cell>
          <table:table-cell table:style-name="ce51" office:value-type="float" office:value="933487.30088866" calcext:value-type="float">
            <text:p><text:s/>933,48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65" calcext:value-type="float">
            <text:p><text:s/>2,265 <text:s/></text:p>
          </table:table-cell>
          <table:table-cell table:style-name="ce50" office:value-type="float" office:value="1769" calcext:value-type="float">
            <text:p><text:s/>1,76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60" calcext:value-type="float">
            <text:p><text:s/>860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92" calcext:value-type="float">
            <text:p><text:s/>2,192 <text:s/></text:p>
          </table:table-cell>
          <table:table-cell table:style-name="ce50" office:value-type="float" office:value="1711" calcext:value-type="float">
            <text:p><text:s/>1,71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60" calcext:value-type="float">
            <text:p><text:s/>860 <text:s/></text:p>
          </table:table-cell>
          <table:table-cell table:style-name="ce50" office:value-type="float" office:value="7" calcext:value-type="float">
            <text:p><text:s/>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" calcext:value-type="float">
            <text:p><text:s/>73 <text:s/></text:p>
          </table:table-cell>
          <table:table-cell table:style-name="ce50" office:value-type="float" office:value="58" calcext:value-type="float">
            <text:p><text:s/>5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5237583" calcext:value-type="float">
            <text:p><text:s/>5,237,583 <text:s/></text:p>
          </table:table-cell>
          <table:table-cell table:style-name="ce52" office:value-type="float" office:value="8390722" calcext:value-type="float">
            <text:p><text:s/>8,390,722 <text:s/></text:p>
          </table:table-cell>
          <table:table-cell table:style-name="ce52" office:value-type="float" office:value="6560402" calcext:value-type="float">
            <text:p><text:s/>6,560,402 <text:s/></text:p>
          </table:table-cell>
          <table:table-cell table:style-name="ce52" office:value-type="float" office:value="675" calcext:value-type="float">
            <text:p><text:s/>675 <text:s/></text:p>
          </table:table-cell>
          <table:table-cell table:style-name="ce52" office:value-type="float" office:value="111674" calcext:value-type="float">
            <text:p><text:s/>111,674 <text:s/></text:p>
          </table:table-cell>
          <table:table-cell table:style-name="ce52" office:value-type="float" office:value="469243" calcext:value-type="float">
            <text:p><text:s/>469,243 <text:s/></text:p>
          </table:table-cell>
          <table:table-cell table:style-name="ce52" office:value-type="float" office:value="47110" calcext:value-type="float">
            <text:p><text:s/>47,110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57331" calcext:value-type="float">
            <text:p><text:s/>57,331 <text:s/></text:p>
          </table:table-cell>
          <table:table-cell table:style-name="ce52" office:value-type="float" office:value="8390722" calcext:value-type="float">
            <text:p><text:s/>8,390,722 <text:s/></text:p>
          </table:table-cell>
          <table:table-cell table:style-name="ce52" office:value-type="float" office:value="6560402" calcext:value-type="float">
            <text:p><text:s/>6,560,402 <text:s/></text:p>
          </table:table-cell>
          <table:table-cell table:style-name="ce52" office:value-type="float" office:value="675" calcext:value-type="float">
            <text:p><text:s/>675 <text:s/></text:p>
          </table:table-cell>
          <table:table-cell table:style-name="ce52" office:value-type="float" office:value="111674" calcext:value-type="float">
            <text:p><text:s/>111,674 <text:s/></text:p>
          </table:table-cell>
          <table:table-cell table:style-name="ce52" office:value-type="float" office:value="469243" calcext:value-type="float">
            <text:p><text:s/>469,243 <text:s/></text:p>
          </table:table-cell>
          <table:table-cell table:style-name="ce52" office:value-type="float" office:value="47110" calcext:value-type="float">
            <text:p><text:s/>47,1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7331" calcext:value-type="float">
            <text:p><text:s/>57,331 <text:s/></text:p>
          </table:table-cell>
          <table:table-cell table:style-name="ce50" office:value-type="float" office:value="5074" calcext:value-type="float">
            <text:p><text:s/>5,074 <text:s/></text:p>
          </table:table-cell>
          <table:table-cell table:style-name="ce50" office:value-type="float" office:value="4739" calcext:value-type="float">
            <text:p><text:s/>4,73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39" calcext:value-type="float">
            <text:p><text:s/>9,33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" calcext:value-type="float">
            <text:p><text:s/>9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0" calcext:value-type="float">
            <text:p><text:s/>1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" calcext:value-type="float">
            <text:p><text:s/>77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6" calcext:value-type="float">
            <text:p><text:s/>1,0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" calcext:value-type="float">
            <text:p><text:s/>64 <text:s/></text:p>
          </table:table-cell>
          <table:table-cell table:style-name="ce50" office:value-type="float" office:value="31" calcext:value-type="float">
            <text:p><text:s/>3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4" calcext:value-type="float">
            <text:p><text:s/>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" calcext:value-type="float">
            <text:p><text:s/>9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7" calcext:value-type="float">
            <text:p><text:s/>6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7001" calcext:value-type="float">
            <text:p><text:s/>57,001 <text:s/></text:p>
          </table:table-cell>
          <table:table-cell table:style-name="ce50" office:value-type="float" office:value="59" calcext:value-type="float">
            <text:p><text:s/>59 <text:s/></text:p>
          </table:table-cell>
          <table:table-cell table:style-name="ce50" office:value-type="float" office:value="54" calcext:value-type="float">
            <text:p><text:s/>5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57" calcext:value-type="float">
            <text:p><text:s/>9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7001" calcext:value-type="float">
            <text:p><text:s/>57,001 <text:s/></text:p>
          </table:table-cell>
          <table:table-cell table:style-name="ce50" office:value-type="float" office:value="58" calcext:value-type="float">
            <text:p><text:s/>58 <text:s/></text:p>
          </table:table-cell>
          <table:table-cell table:style-name="ce50" office:value-type="float" office:value="54" calcext:value-type="float">
            <text:p><text:s/>5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57" calcext:value-type="float">
            <text:p><text:s/>9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8" calcext:value-type="float">
            <text:p>( 58 <text:s/>)</text:p>
          </table:table-cell>
          <table:table-cell table:style-name="ce53" office:value-type="float" office:value="54" calcext:value-type="float">
            <text:p>( 54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957" calcext:value-type="float">
            <text:p>( 95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57001" calcext:value-type="float">
            <text:p>( 57,00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4" calcext:value-type="float">
            <text:p><text:s/>14 <text:s/></text:p>
          </table:table-cell>
          <table:table-cell table:style-name="ce54" office:value-type="float" office:value="7" calcext:value-type="float">
            <text:p><text:s/>7 <text:s/>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7" calcext:value-type="float">
            <text:p><text:s/>7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7" calcext:value-type="float">
            <text:p><text:s/>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30" calcext:value-type="float">
            <text:p><text:s/>330 <text:s/></text:p>
          </table:table-cell>
          <table:table-cell table:style-name="ce50" office:value-type="float" office:value="130" calcext:value-type="float">
            <text:p><text:s/>130 <text:s/></text:p>
          </table:table-cell>
          <table:table-cell table:style-name="ce50" office:value-type="float" office:value="105" calcext:value-type="float">
            <text:p><text:s/>10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31" calcext:value-type="float">
            <text:p><text:s/>6,4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0" calcext:value-type="float">
            <text:p><text:s/>130 <text:s/></text:p>
          </table:table-cell>
          <table:table-cell table:style-name="ce50" office:value-type="float" office:value="105" calcext:value-type="float">
            <text:p><text:s/>10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79" calcext:value-type="float">
            <text:p><text:s/>5,17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30" calcext:value-type="float">
            <text:p><text:s/>33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52" calcext:value-type="float">
            <text:p><text:s/>1,2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330" calcext:value-type="float">
            <text:p>( 33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" calcext:value-type="float">
            <text:p><text:s/>19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" calcext:value-type="float">
            <text:p><text:s/>45 <text:s/></text:p>
          </table:table-cell>
          <table:table-cell table:style-name="ce50" office:value-type="float" office:value="11" calcext:value-type="float">
            <text:p><text:s/>1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6" calcext:value-type="float">
            <text:p><text:s/>14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73" calcext:value-type="float">
            <text:p><text:s/>4,473 <text:s/></text:p>
          </table:table-cell>
          <table:table-cell table:style-name="ce50" office:value-type="float" office:value="4428" calcext:value-type="float">
            <text:p><text:s/>4,42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0" calcext:value-type="float">
            <text:p><text:s/>4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0" calcext:value-type="float">
            <text:p><text:s/>8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344517" calcext:value-type="float">
            <text:p><text:s/>8,344,517 <text:s/></text:p>
          </table:table-cell>
          <table:table-cell table:style-name="ce50" office:value-type="float" office:value="6522279" calcext:value-type="float">
            <text:p><text:s/>6,522,279 <text:s/></text:p>
          </table:table-cell>
          <table:table-cell table:style-name="ce50" office:value-type="float" office:value="675" calcext:value-type="float">
            <text:p><text:s/>675 <text:s/></text:p>
          </table:table-cell>
          <table:table-cell table:style-name="ce50" office:value-type="float" office:value="10321" calcext:value-type="float">
            <text:p><text:s/>10,321 <text:s/></text:p>
          </table:table-cell>
          <table:table-cell table:style-name="ce50" office:value-type="float" office:value="437025" calcext:value-type="float">
            <text:p><text:s/>437,0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75" calcext:value-type="float">
            <text:p><text:s/>675 <text:s/></text:p>
          </table:table-cell>
          <table:table-cell table:style-name="ce50" office:value-type="float" office:value="10321" calcext:value-type="float">
            <text:p><text:s/>10,321 <text:s/></text:p>
          </table:table-cell>
          <table:table-cell table:style-name="ce50" office:value-type="float" office:value="437025" calcext:value-type="float">
            <text:p><text:s/>437,0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344517" calcext:value-type="float">
            <text:p><text:s/>8,344,517 <text:s/></text:p>
          </table:table-cell>
          <table:table-cell table:style-name="ce50" office:value-type="float" office:value="6522279" calcext:value-type="float">
            <text:p><text:s/>6,522,2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" calcext:value-type="float">
            <text:p><text:s/>23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" calcext:value-type="float">
            <text:p><text:s/>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" calcext:value-type="float">
            <text:p><text:s/>23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" calcext:value-type="float">
            <text:p><text:s/>2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108" calcext:value-type="float">
            <text:p><text:s/>41,108 <text:s/></text:p>
          </table:table-cell>
          <table:table-cell table:style-name="ce50" office:value-type="float" office:value="33379" calcext:value-type="float">
            <text:p><text:s/>33,37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1353" calcext:value-type="float">
            <text:p><text:s/>101,353 <text:s/></text:p>
          </table:table-cell>
          <table:table-cell table:style-name="ce50" office:value-type="float" office:value="32218" calcext:value-type="float">
            <text:p><text:s/>32,218 <text:s/></text:p>
          </table:table-cell>
          <table:table-cell table:style-name="ce50" office:value-type="float" office:value="37748" calcext:value-type="float">
            <text:p><text:s/>37,7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6373" calcext:value-type="float">
            <text:p><text:s/>6,3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63" calcext:value-type="float">
            <text:p><text:s/>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" calcext:value-type="float">
            <text:p><text:s/>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362" calcext:value-type="float">
            <text:p><text:s/>40,362 <text:s/></text:p>
          </table:table-cell>
          <table:table-cell table:style-name="ce50" office:value-type="float" office:value="33017" calcext:value-type="float">
            <text:p><text:s/>33,01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1353" calcext:value-type="float">
            <text:p><text:s/>101,353 <text:s/></text:p>
          </table:table-cell>
          <table:table-cell table:style-name="ce50" office:value-type="float" office:value="32218" calcext:value-type="float">
            <text:p><text:s/>32,218 <text:s/></text:p>
          </table:table-cell>
          <table:table-cell table:style-name="ce50" office:value-type="float" office:value="28449" calcext:value-type="float">
            <text:p><text:s/>28,449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740" calcext:value-type="float">
            <text:p><text:s/>740 <text:s/></text:p>
          </table:table-cell>
          <table:table-cell table:style-name="ce51" office:value-type="float" office:value="362" calcext:value-type="float">
            <text:p><text:s/>362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863" calcext:value-type="float">
            <text:p><text:s/>2,863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180252" calcext:value-type="float">
            <text:p><text:s/>5,180,25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180252" calcext:value-type="float">
            <text:p><text:s/>5,180,25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5180252" calcext:value-type="float">
            <text:p>( 5,180,25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16122" calcext:value-type="float">
            <text:p><text:s/>2,416,1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61764" calcext:value-type="float">
            <text:p><text:s/>361,764 <text:s/></text:p>
          </table:table-cell>
          <table:table-cell table:style-name="ce50" office:value-type="float" office:value="163589" calcext:value-type="float">
            <text:p><text:s/>163,589 <text:s/></text:p>
          </table:table-cell>
          <table:table-cell table:style-name="ce50" office:value-type="float" office:value="288407.122068026" calcext:value-type="float">
            <text:p><text:s/>288,4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583" calcext:value-type="float">
            <text:p><text:s/>24,583 <text:s/></text:p>
          </table:table-cell>
          <table:table-cell table:style-name="ce50" office:value-type="float" office:value="279152" calcext:value-type="float">
            <text:p><text:s/>279,15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041181" calcext:value-type="float">
            <text:p><text:s/>1,041,181 <text:s/></text:p>
          </table:table-cell>
          <table:table-cell table:style-name="ce50" office:value-type="float" office:value="943419" calcext:value-type="float">
            <text:p><text:s/>943,4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3821" calcext:value-type="float">
            <text:p><text:s/>193,821 <text:s/></text:p>
          </table:table-cell>
          <table:table-cell table:style-name="ce50" office:value-type="float" office:value="71781" calcext:value-type="float">
            <text:p><text:s/>71,781 <text:s/></text:p>
          </table:table-cell>
          <table:table-cell table:style-name="ce50" office:value-type="float" office:value="9202.37686575683" calcext:value-type="float">
            <text:p><text:s/>9,2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0520" calcext:value-type="float">
            <text:p><text:s/>60,520 <text:s/></text:p>
          </table:table-cell>
          <table:table-cell table:style-name="ce50" office:value-type="float" office:value="181025" calcext:value-type="float">
            <text:p><text:s/>181,02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323680" calcext:value-type="float">
            <text:p><text:s/>323,680 <text:s/></text:p>
          </table:table-cell>
          <table:table-cell table:style-name="ce50" office:value-type="float" office:value="2209032" calcext:value-type="float">
            <text:p><text:s/>2,209,0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06" calcext:value-type="float">
            <text:p><text:s/>1,30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315697.36" calcext:value-type="float">
            <text:p><text:s/>-315,697 <text:s/></text:p>
          </table:table-cell>
          <table:table-cell table:style-name="ce50" office:value-type="float" office:value="425231" calcext:value-type="float">
            <text:p><text:s/>425,23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4012" calcext:value-type="float">
            <text:p><text:s/>64,012 <text:s/></text:p>
          </table:table-cell>
          <table:table-cell table:style-name="ce50" office:value-type="float" office:value="5556" calcext:value-type="float">
            <text:p><text:s/>5,556 <text:s/></text:p>
          </table:table-cell>
          <table:table-cell table:style-name="ce50" office:value-type="float" office:value="16357" calcext:value-type="float">
            <text:p><text:s/>16,3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5600" calcext:value-type="float">
            <text:p><text:s/>-5,600 <text:s/></text:p>
          </table:table-cell>
          <table:table-cell table:style-name="ce50" office:value-type="float" office:value="49885.0955555556" calcext:value-type="float">
            <text:p><text:s/>49,88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049163.64" calcext:value-type="float">
            <text:p><text:s/>-1,049,164 <text:s/></text:p>
          </table:table-cell>
          <table:table-cell table:style-name="ce51" office:value-type="float" office:value="-1161560" calcext:value-type="float">
            <text:p><text:s/>-1,161,56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02625" calcext:value-type="float">
            <text:p><text:s/>102,625 <text:s/></text:p>
          </table:table-cell>
          <table:table-cell table:style-name="ce51" office:value-type="float" office:value="86252" calcext:value-type="float">
            <text:p><text:s/>86,252 <text:s/></text:p>
          </table:table-cell>
          <table:table-cell table:style-name="ce51" office:value-type="float" office:value="262847.745202269" calcext:value-type="float">
            <text:p><text:s/>262,84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30337" calcext:value-type="float">
            <text:p><text:s/>-30,337 <text:s/></text:p>
          </table:table-cell>
          <table:table-cell table:style-name="ce51" office:value-type="float" office:value="48241.9044444444" calcext:value-type="float">
            <text:p><text:s/>48,24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9073" calcext:value-type="float">
            <text:p><text:s/>9,073 <text:s/></text:p>
          </table:table-cell>
          <table:table-cell table:style-name="ce50" office:value-type="float" office:value="1195410" calcext:value-type="float">
            <text:p><text:s/>1,195,4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952" calcext:value-type="float">
            <text:p><text:s/>9,952 <text:s/></text:p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50" office:value-type="float" office:value="2645" calcext:value-type="float">
            <text:p><text:s/>2,64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4707.766666667" calcext:value-type="float">
            <text:p><text:s/>284,70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516526.18364375" calcext:value-type="float">
            <text:p><text:s/>516,526 <text:s/></text:p>
          </table:table-cell>
          <table:table-cell table:style-name="ce50" office:value-type="float" office:value="5947758.77262788" calcext:value-type="float">
            <text:p><text:s/>5,947,7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516298" calcext:value-type="float">
            <text:p><text:s/>516,298 <text:s/></text:p>
          </table:table-cell>
          <table:table-cell table:style-name="ce50" office:value-type="float" office:value="5405636" calcext:value-type="float">
            <text:p><text:s/>5,405,63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53" calcext:value-type="float">
            <text:p><text:s/>1,8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28.18364375" calcext:value-type="float">
            <text:p><text:s/>228 <text:s/></text:p>
          </table:table-cell>
          <table:table-cell table:style-name="ce51" office:value-type="float" office:value="540269.77262788" calcext:value-type="float">
            <text:p><text:s/>540,27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6607779" calcext:value-type="float">
            <text:p><text:s/>6,607,779 <text:s/></text:p>
          </table:table-cell>
          <table:table-cell table:style-name="ce50" office:value-type="float" office:value="15184105" calcext:value-type="float">
            <text:p><text:s/>15,184,1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7202" calcext:value-type="float">
            <text:p><text:s/>287,202 <text:s/></text:p>
          </table:table-cell>
          <table:table-cell table:style-name="ce50" office:value-type="float" office:value="664936" calcext:value-type="float">
            <text:p><text:s/>664,936 <text:s/></text:p>
          </table:table-cell>
          <table:table-cell table:style-name="ce50" office:value-type="float" office:value="123547" calcext:value-type="float">
            <text:p><text:s/>123,54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5015" calcext:value-type="float">
            <text:p><text:s/>125,015 <text:s/></text:p>
          </table:table-cell>
          <table:table-cell table:style-name="ce50" office:value-type="float" office:value="1267530.96888889" calcext:value-type="float">
            <text:p><text:s/>1,267,53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6592614.15636364" calcext:value-type="float">
            <text:p><text:s/>6,592,614 <text:s/></text:p>
          </table:table-cell>
          <table:table-cell table:style-name="ce50" office:value-type="float" office:value="15184105" calcext:value-type="float">
            <text:p><text:s/>15,184,1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7202" calcext:value-type="float">
            <text:p><text:s/>287,202 <text:s/></text:p>
          </table:table-cell>
          <table:table-cell table:style-name="ce50" office:value-type="float" office:value="664936" calcext:value-type="float">
            <text:p><text:s/>664,936 <text:s/></text:p>
          </table:table-cell>
          <table:table-cell table:style-name="ce50" office:value-type="float" office:value="123547" calcext:value-type="float">
            <text:p><text:s/>123,54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5015" calcext:value-type="float">
            <text:p><text:s/>125,015 <text:s/></text:p>
          </table:table-cell>
          <table:table-cell table:style-name="ce50" office:value-type="float" office:value="1249480.46577778" calcext:value-type="float">
            <text:p><text:s/>1,249,48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5164.8436363636" calcext:value-type="float">
            <text:p><text:s/>15,16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18050.5031111111" calcext:value-type="float">
            <text:p><text:s/>18,05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5630" calcext:value-type="float">
            <text:p><text:s/>35,630 <text:s/></text:p>
          </table:table-cell>
          <table:table-cell table:style-name="ce50" office:value-type="float" office:value="554874.70952268" calcext:value-type="float">
            <text:p><text:s/>554,8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4" calcext:value-type="float">
            <text:p><text:s/>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07" calcext:value-type="float">
            <text:p><text:s/>107 <text:s/></text:p>
          </table:table-cell>
          <table:table-cell table:style-name="ce50" office:value-type="float" office:value="8354" calcext:value-type="float">
            <text:p><text:s/>8,35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0" calcext:value-type="float">
            <text:p><text:s/>2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5499" calcext:value-type="float">
            <text:p><text:s/>35,499 <text:s/></text:p>
          </table:table-cell>
          <table:table-cell table:style-name="ce50" office:value-type="float" office:value="546166.70952268" calcext:value-type="float">
            <text:p><text:s/>546,16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24" calcext:value-type="float">
            <text:p><text:s/>24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997386.17635625" calcext:value-type="float">
            <text:p><text:s/>4,997,386 <text:s/></text:p>
          </table:table-cell>
          <table:table-cell table:style-name="ce52" office:value-type="float" office:value="6324501.51784944" calcext:value-type="float">
            <text:p><text:s/>6,324,50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79875" calcext:value-type="float">
            <text:p><text:s/>379,875 <text:s/></text:p>
          </table:table-cell>
          <table:table-cell table:style-name="ce52" office:value-type="float" office:value="751185" calcext:value-type="float">
            <text:p><text:s/>751,185 <text:s/></text:p>
          </table:table-cell>
          <table:table-cell table:style-name="ce52" office:value-type="float" office:value="383749.745202269" calcext:value-type="float">
            <text:p><text:s/>383,75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94678" calcext:value-type="float">
            <text:p><text:s/>94,678 <text:s/></text:p>
          </table:table-cell>
          <table:table-cell table:style-name="ce52" office:value-type="float" office:value="1031065.10666667" calcext:value-type="float">
            <text:p><text:s/>1,031,065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997386.17635625" calcext:value-type="float">
            <text:p><text:s/>4,997,386 <text:s/></text:p>
          </table:table-cell>
          <table:table-cell table:style-name="ce52" office:value-type="float" office:value="6324501.51784944" calcext:value-type="float">
            <text:p><text:s/>6,324,502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66804" calcext:value-type="float">
            <text:p><text:s/>66,804 <text:s/></text:p>
          </table:table-cell>
          <table:table-cell table:style-name="ce52" office:value-type="float" office:value="9558.23" calcext:value-type="float">
            <text:p><text:s/>9,5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37029.69848025" calcext:value-type="float">
            <text:p><text:s/>237,030 <text:s/></text:p>
          </table:table-cell>
          <table:table-cell table:style-name="ce50" office:value-type="float" office:value="5662970.18740444" calcext:value-type="float">
            <text:p><text:s/>5,662,97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6804" calcext:value-type="float">
            <text:p><text:s/>66,804 <text:s/></text:p>
          </table:table-cell>
          <table:table-cell table:style-name="ce50" office:value-type="float" office:value="9558.23" calcext:value-type="float">
            <text:p><text:s/>9,5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8111" calcext:value-type="float">
            <text:p><text:s/>18,111 <text:s/></text:p>
          </table:table-cell>
          <table:table-cell table:style-name="ce50" office:value-type="float" office:value="15491" calcext:value-type="float">
            <text:p><text:s/>15,4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5083" calcext:value-type="float">
            <text:p><text:s/>15,083 <text:s/></text:p>
          </table:table-cell>
          <table:table-cell table:style-name="ce50" office:value-type="float" office:value="429385.46571654" calcext:value-type="float">
            <text:p><text:s/>429,3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288.82999948" calcext:value-type="float">
            <text:p><text:s/>3,289 <text:s/></text:p>
          </table:table-cell>
          <table:table-cell table:style-name="ce50" office:value-type="float" office:value="1223580.12761268" calcext:value-type="float">
            <text:p><text:s/>1,223,5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29" calcext:value-type="float">
            <text:p><text:s/>129 <text:s/></text:p>
          </table:table-cell>
          <table:table-cell table:style-name="ce50" office:value-type="float" office:value="43696" calcext:value-type="float">
            <text:p><text:s/>43,6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361" calcext:value-type="float">
            <text:p><text:s/>361 <text:s/></text:p>
          </table:table-cell>
          <table:table-cell table:style-name="ce50" office:value-type="float" office:value="9070" calcext:value-type="float">
            <text:p><text:s/>9,0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776.09151588" calcext:value-type="float">
            <text:p><text:s/>1,776 <text:s/></text:p>
          </table:table-cell>
          <table:table-cell table:style-name="ce50" office:value-type="float" office:value="494206.42668991" calcext:value-type="float">
            <text:p><text:s/>494,20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536" calcext:value-type="float">
            <text:p><text:s/>536 <text:s/></text:p>
          </table:table-cell>
          <table:table-cell table:style-name="ce50" office:value-type="float" office:value="2449" calcext:value-type="float">
            <text:p><text:s/>2,44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6812.28378814" calcext:value-type="float">
            <text:p><text:s/>66,812 <text:s/></text:p>
          </table:table-cell>
          <table:table-cell table:style-name="ce50" office:value-type="float" office:value="1443849.98788673" calcext:value-type="float">
            <text:p><text:s/>1,443,8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66612.28378814" calcext:value-type="float">
            <text:p><text:s/>66,612 <text:s/></text:p>
          </table:table-cell>
          <table:table-cell table:style-name="ce50" office:value-type="float" office:value="1419300.0775357" calcext:value-type="float">
            <text:p><text:s/>1,419,3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2596.92378814" calcext:value-type="float">
            <text:p>( 22,597 <text:s/>)</text:p>
          </table:table-cell>
          <table:table-cell table:style-name="ce53" office:value-type="float" office:value="1379926.93809966" calcext:value-type="float">
            <text:p>( 1,379,92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44015.36" calcext:value-type="float">
            <text:p>( 44,015 <text:s/>)</text:p>
          </table:table-cell>
          <table:table-cell table:style-name="ce53" office:value-type="float" office:value="39373.13943604" calcext:value-type="float">
            <text:p>( 39,373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549.91037418" calcext:value-type="float">
            <text:p><text:s/>24,5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0.00002315" calcext:value-type="float">
            <text:p><text:s/>-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200" calcext:value-type="float">
            <text:p><text:s/>200 <text:s/>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5620" calcext:value-type="float">
            <text:p><text:s/>5,620 <text:s/></text:p>
          </table:table-cell>
          <table:table-cell table:style-name="ce50" office:value-type="float" office:value="144638" calcext:value-type="float">
            <text:p><text:s/>144,6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45" calcext:value-type="float">
            <text:p><text:s/>445 <text:s/></text:p>
          </table:table-cell>
          <table:table-cell table:style-name="ce50" office:value-type="float" office:value="81598.486354" calcext:value-type="float">
            <text:p><text:s/>81,59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2835.988763" calcext:value-type="float">
            <text:p><text:s/>2,836 <text:s/></text:p>
          </table:table-cell>
          <table:table-cell table:style-name="ce54" office:value-type="float" office:value="213491.086008" calcext:value-type="float">
            <text:p><text:s/>213,491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38217" calcext:value-type="float">
            <text:p><text:s/>38,217 <text:s/></text:p>
          </table:table-cell>
          <table:table-cell table:style-name="ce50" office:value-type="float" office:value="484530" calcext:value-type="float">
            <text:p><text:s/>484,53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6804" calcext:value-type="float">
            <text:p><text:s/>66,80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30326" calcext:value-type="float">
            <text:p><text:s/>30,326 <text:s/></text:p>
          </table:table-cell>
          <table:table-cell table:style-name="ce50" office:value-type="float" office:value="89221" calcext:value-type="float">
            <text:p><text:s/>89,22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357" calcext:value-type="float">
            <text:p><text:s/>41,35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7891" calcext:value-type="float">
            <text:p><text:s/>7,891 <text:s/></text:p>
          </table:table-cell>
          <table:table-cell table:style-name="ce50" office:value-type="float" office:value="395309" calcext:value-type="float">
            <text:p><text:s/>395,30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447" calcext:value-type="float">
            <text:p><text:s/>25,44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1933" calcext:value-type="float">
            <text:p><text:s/>11,933 <text:s/></text:p>
          </table:table-cell>
          <table:table-cell table:style-name="ce50" office:value-type="float" office:value="721335.14" calcext:value-type="float">
            <text:p><text:s/>721,33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9558.23" calcext:value-type="float">
            <text:p><text:s/>9,55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9198" calcext:value-type="float">
            <text:p><text:s/>9,198 <text:s/></text:p>
          </table:table-cell>
          <table:table-cell table:style-name="ce50" office:value-type="float" office:value="626472.14" calcext:value-type="float">
            <text:p><text:s/>626,4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9558.23" calcext:value-type="float">
            <text:p><text:s/>9,55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735" calcext:value-type="float">
            <text:p><text:s/>2,735 <text:s/></text:p>
          </table:table-cell>
          <table:table-cell table:style-name="ce50" office:value-type="float" office:value="94863" calcext:value-type="float">
            <text:p><text:s/>94,8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3319" calcext:value-type="float">
            <text:p><text:s/>3,319 <text:s/></text:p>
          </table:table-cell>
          <table:table-cell table:style-name="ce50" office:value-type="float" office:value="78484" calcext:value-type="float">
            <text:p><text:s/>78,4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2135" calcext:value-type="float">
            <text:p><text:s/>2,135 <text:s/></text:p>
          </table:table-cell>
          <table:table-cell table:style-name="ce54" office:value-type="float" office:value="17965" calcext:value-type="float">
            <text:p><text:s/>17,96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9035.99999438" calcext:value-type="float">
            <text:p><text:s/>9,036 <text:s/></text:p>
          </table:table-cell>
          <table:table-cell table:style-name="ce50" office:value-type="float" office:value="66661.99999246" calcext:value-type="float">
            <text:p><text:s/>66,6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9773" calcext:value-type="float">
            <text:p><text:s/>9,773 <text:s/></text:p>
          </table:table-cell>
          <table:table-cell table:style-name="ce50" office:value-type="float" office:value="27699" calcext:value-type="float">
            <text:p><text:s/>27,6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842" calcext:value-type="float">
            <text:p><text:s/>1,842 <text:s/></text:p>
          </table:table-cell>
          <table:table-cell table:style-name="ce50" office:value-type="float" office:value="24751" calcext:value-type="float">
            <text:p><text:s/>24,7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25.50441937" calcext:value-type="float">
            <text:p><text:s/>26 <text:s/></text:p>
          </table:table-cell>
          <table:table-cell table:style-name="ce50" office:value-type="float" office:value="22.46714412" calcext:value-type="float">
            <text:p><text:s/>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45751" calcext:value-type="float">
            <text:p><text:s/>45,751 <text:s/></text:p>
          </table:table-cell>
          <table:table-cell table:style-name="ce50" office:value-type="float" office:value="140066" calcext:value-type="float">
            <text:p><text:s/>140,0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3360153" calcext:value-type="float">
            <text:p><text:s/>3,360,153 <text:s/></text:p>
          </table:table-cell>
          <table:table-cell table:style-name="ce50" office:value-type="float" office:value="218171" calcext:value-type="float">
            <text:p><text:s/>218,1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3190457" calcext:value-type="float">
            <text:p><text:s/>3,190,45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48380" calcext:value-type="float">
            <text:p><text:s/>48,38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21316" calcext:value-type="float">
            <text:p><text:s/>121,316 <text:s/></text:p>
          </table:table-cell>
          <table:table-cell table:style-name="ce50" office:value-type="float" office:value="218171" calcext:value-type="float">
            <text:p><text:s/>218,1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920432" calcext:value-type="float">
            <text:p><text:s/>920,432 <text:s/></text:p>
          </table:table-cell>
          <table:table-cell table:style-name="ce50" office:value-type="float" office:value="97780" calcext:value-type="float">
            <text:p><text:s/>97,7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1237" calcext:value-type="float">
            <text:p><text:s/>1,237 <text:s/></text:p>
          </table:table-cell>
          <table:table-cell table:style-name="ce50" office:value-type="float" office:value="839" calcext:value-type="float">
            <text:p><text:s/>83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919195" calcext:value-type="float">
            <text:p><text:s/>919,195 <text:s/></text:p>
          </table:table-cell>
          <table:table-cell table:style-name="ce51" office:value-type="float" office:value="96941" calcext:value-type="float">
            <text:p><text:s/>96,94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79771.477876" calcext:value-type="float">
            <text:p><text:s/>479,771 <text:s/></text:p>
          </table:table-cell>
          <table:table-cell table:style-name="ce50" office:value-type="float" office:value="345580.330445" calcext:value-type="float">
            <text:p><text:s/>345,5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66746" calcext:value-type="float">
            <text:p><text:s/>66,746 <text:s/></text:p>
          </table:table-cell>
          <table:table-cell table:style-name="ce50" office:value-type="float" office:value="123296" calcext:value-type="float">
            <text:p><text:s/>123,2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550" calcext:value-type="float">
            <text:p><text:s/>2,550 <text:s/></text:p>
          </table:table-cell>
          <table:table-cell table:style-name="ce50" office:value-type="float" office:value="17897" calcext:value-type="float">
            <text:p><text:s/>17,8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6467" calcext:value-type="float">
            <text:p><text:s/>6,46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707" calcext:value-type="float">
            <text:p><text:s/>70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260" calcext:value-type="float">
            <text:p><text:s/>1,260 <text:s/></text:p>
          </table:table-cell>
          <table:table-cell table:style-name="ce50" office:value-type="float" office:value="524" calcext:value-type="float">
            <text:p><text:s/>5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12151.477876" calcext:value-type="float">
            <text:p><text:s/>312,151 <text:s/></text:p>
          </table:table-cell>
          <table:table-cell table:style-name="ce50" office:value-type="float" office:value="176021.330445" calcext:value-type="float">
            <text:p><text:s/>176,0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89890" calcext:value-type="float">
            <text:p><text:s/>89,890 <text:s/></text:p>
          </table:table-cell>
          <table:table-cell table:style-name="ce51" office:value-type="float" office:value="27842" calcext:value-type="float">
            <text:p><text:s/>27,84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9875" calcext:value-type="float">
            <text:p><text:s/>379,875 <text:s/></text:p>
          </table:table-cell>
          <table:table-cell table:style-name="ce50" office:value-type="float" office:value="751185" calcext:value-type="float">
            <text:p><text:s/>751,185 <text:s/></text:p>
          </table:table-cell>
          <table:table-cell table:style-name="ce50" office:value-type="float" office:value="383749.745202269" calcext:value-type="float">
            <text:p><text:s/>383,7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874" calcext:value-type="float">
            <text:p><text:s/>27,874 <text:s/></text:p>
          </table:table-cell>
          <table:table-cell table:style-name="ce50" office:value-type="float" office:value="1021506.87666667" calcext:value-type="float">
            <text:p><text:s/>1,021,507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9875" calcext:value-type="float">
            <text:p><text:s/>379,875 <text:s/></text:p>
          </table:table-cell>
          <table:table-cell table:style-name="ce50" office:value-type="float" office:value="751185" calcext:value-type="float">
            <text:p><text:s/>751,185 <text:s/></text:p>
          </table:table-cell>
          <table:table-cell table:style-name="ce50" office:value-type="float" office:value="383749.745202269" calcext:value-type="float">
            <text:p><text:s/>383,7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874" calcext:value-type="float">
            <text:p><text:s/>27,874 <text:s/></text:p>
          </table:table-cell>
          <table:table-cell table:style-name="ce50" office:value-type="float" office:value="1021506.87666667" calcext:value-type="float">
            <text:p><text:s/>1,021,507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098294.18574344" calcext:value-type="float">
            <text:p><text:s/>2,098,294 <text:s/></text:p>
          </table:table-cell>
          <table:table-cell table:style-name="ce57" office:value-type="float" office:value="26044582.3585026" calcext:value-type="float">
            <text:p><text:s/>26,044,582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097449.21842244" calcext:value-type="float">
            <text:p><text:s/>2,097,449 <text:s/></text:p>
          </table:table-cell>
          <table:table-cell table:style-name="ce57" office:value-type="float" office:value="22992579.6975776" calcext:value-type="float">
            <text:p><text:s/>22,992,580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817.126122" calcext:value-type="float">
            <text:p><text:s/>4,817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844.967321" calcext:value-type="float">
            <text:p><text:s/>845 <text:s/></text:p>
          </table:table-cell>
          <table:table-cell table:style-name="ce57" office:value-type="float" office:value="3047185.534803" calcext:value-type="float">
            <text:p><text:s/>3,047,186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606734.68013468" calcext:value-type="float">
            <text:p><text:s/>606,735 <text:s/></text:p>
          </table:table-cell>
          <table:table-cell table:style-name="ce49" office:value-type="float" office:value="901001" calcext:value-type="float">
            <text:p><text:s/>901,001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261410.475838354" calcext:value-type="float">
            <text:p><text:s/>261,410 <text:s/></text:p>
          </table:table-cell>
          <table:table-cell table:number-columns-repeated="2" table:style-name="ce49" office:value-type="float" office:value="60174.328350576" calcext:value-type="float">
            <text:p><text:s/>60,174 <text:s/></text:p>
          </table:table-cell>
          <table:table-cell table:number-columns-repeated="2" table:style-name="ce49" office:value-type="float" office:value="0" calcext:value-type="float">
            <text:p/>
          </table:table-cell>
          <table:table-cell table:style-name="ce49" office:value-type="float" office:value="201236.147487778" calcext:value-type="float">
            <text:p><text:s/>201,23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602663.63636364" calcext:value-type="float">
            <text:p><text:s/>2,602,6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35516" calcext:value-type="float">
            <text:p><text:s/>3,435,5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26049.410774411" calcext:value-type="float">
            <text:p><text:s/>126,049 <text:s/></text:p>
          </table:table-cell>
          <table:table-cell table:style-name="ce50" office:value-type="float" office:value="152368" calcext:value-type="float">
            <text:p><text:s/>152,368 <text:s/></text:p>
          </table:table-cell>
          <table:table-cell table:style-name="ce50" office:value-type="float" office:value="30947" calcext:value-type="float">
            <text:p><text:s/>30,9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083348.90572391" calcext:value-type="float">
            <text:p><text:s/>3,083,349 <text:s/></text:p>
          </table:table-cell>
          <table:table-cell table:style-name="ce51" office:value-type="float" office:value="748633" calcext:value-type="float">
            <text:p><text:s/>748,633 <text:s/></text:p>
          </table:table-cell>
          <table:table-cell table:style-name="ce51" office:value-type="float" office:value="3404569" calcext:value-type="float">
            <text:p><text:s/>3,404,569 <text:s/></text:p>
          </table:table-cell>
          <table:table-cell table:style-name="ce51" office:value-type="float" office:value="261410.475838354" calcext:value-type="float">
            <text:p><text:s/>261,410 <text:s/></text:p>
          </table:table-cell>
          <table:table-cell table:number-columns-repeated="2" table:style-name="ce51" office:value-type="float" office:value="60174.328350576" calcext:value-type="float">
            <text:p><text:s/>60,17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01236.147487778" calcext:value-type="float">
            <text:p><text:s/>201,23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2579172.72727273" calcext:value-type="float">
            <text:p><text:s/>2,579,17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04508" calcext:value-type="float">
            <text:p><text:s/>3,404,5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128049.57038405" calcext:value-type="float">
            <text:p><text:s/>1,128,050 <text:s/></text:p>
          </table:table-cell>
          <table:table-cell table:style-name="ce50" office:value-type="float" office:value="2681.391825" calcext:value-type="float">
            <text:p><text:s/>2,681 <text:s/></text:p>
          </table:table-cell>
          <table:table-cell table:style-name="ce50" office:value-type="float" office:value="1486641.97350694" calcext:value-type="float">
            <text:p><text:s/>1,486,642 <text:s/></text:p>
          </table:table-cell>
          <table:table-cell table:style-name="ce50" office:value-type="float" office:value="221873.940323427" calcext:value-type="float">
            <text:p><text:s/>221,874 <text:s/></text:p>
          </table:table-cell>
          <table:table-cell table:number-columns-repeated="2" table:style-name="ce50" office:value-type="float" office:value="60174.3283543715" calcext:value-type="float">
            <text:p><text:s/>60,17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1699.611969056" calcext:value-type="float">
            <text:p><text:s/>161,70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105537.12121212" calcext:value-type="float">
            <text:p><text:s/>1,105,53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59309" calcext:value-type="float">
            <text:p><text:s/>1,459,3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2512.4491719242" calcext:value-type="float">
            <text:p><text:s/>22,512 <text:s/></text:p>
          </table:table-cell>
          <table:table-cell table:style-name="ce51" office:value-type="float" office:value="2681.391825" calcext:value-type="float">
            <text:p><text:s/>2,681 <text:s/></text:p>
          </table:table-cell>
          <table:table-cell table:style-name="ce51" office:value-type="float" office:value="27332.97350694" calcext:value-type="float">
            <text:p><text:s/>27,333 <text:s/></text:p>
          </table:table-cell>
          <table:table-cell table:style-name="ce51" office:value-type="float" office:value="221873.940323427" calcext:value-type="float">
            <text:p><text:s/>221,874 <text:s/></text:p>
          </table:table-cell>
          <table:table-cell table:number-columns-repeated="2" table:style-name="ce51" office:value-type="float" office:value="60174.3283543715" calcext:value-type="float">
            <text:p><text:s/>60,17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61699.611969056" calcext:value-type="float">
            <text:p><text:s/>161,70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550910.77441077" calcext:value-type="float">
            <text:p><text:s/>2,550,911 <text:s/></text:p>
          </table:table-cell>
          <table:table-cell table:style-name="ce50" office:value-type="float" office:value="926224" calcext:value-type="float">
            <text:p><text:s/>926,224 <text:s/></text:p>
          </table:table-cell>
          <table:table-cell table:style-name="ce50" office:value-type="float" office:value="2543892" calcext:value-type="float">
            <text:p><text:s/>2,543,8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2550910.77441077" calcext:value-type="float">
            <text:p><text:s/>2,550,911 <text:s/></text:p>
          </table:table-cell>
          <table:table-cell table:style-name="ce51" office:value-type="float" office:value="926224" calcext:value-type="float">
            <text:p><text:s/>926,224 <text:s/></text:p>
          </table:table-cell>
          <table:table-cell table:style-name="ce51" office:value-type="float" office:value="2543892" calcext:value-type="float">
            <text:p><text:s/>2,543,89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94790.993477372" calcext:value-type="float">
            <text:p><text:s/>594,791 <text:s/></text:p>
          </table:table-cell>
          <table:table-cell table:style-name="ce50" office:value-type="float" office:value="23462" calcext:value-type="float">
            <text:p><text:s/>23,462 <text:s/></text:p>
          </table:table-cell>
          <table:table-cell table:style-name="ce50" office:value-type="float" office:value="764269.00027902" calcext:value-type="float">
            <text:p><text:s/>764,2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594790.993477372" calcext:value-type="float">
            <text:p><text:s/>594,791 <text:s/></text:p>
          </table:table-cell>
          <table:table-cell table:style-name="ce50" office:value-type="float" office:value="23462" calcext:value-type="float">
            <text:p><text:s/>23,462 <text:s/></text:p>
          </table:table-cell>
          <table:table-cell table:style-name="ce50" office:value-type="float" office:value="764269.00027902" calcext:value-type="float">
            <text:p><text:s/>764,2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332246.38900054" calcext:value-type="float">
            <text:p><text:s/>1,332,246 <text:s/></text:p>
          </table:table-cell>
          <table:table-cell table:style-name="ce52" office:value-type="float" office:value="1648713.608175" calcext:value-type="float">
            <text:p><text:s/>1,648,714 <text:s/></text:p>
          </table:table-cell>
          <table:table-cell table:style-name="ce52" office:value-type="float" office:value="293042.02621404" calcext:value-type="float">
            <text:p><text:s/>293,042 <text:s/></text:p>
          </table:table-cell>
          <table:table-cell table:style-name="ce52" office:value-type="float" office:value="39536.5355149267" calcext:value-type="float">
            <text:p><text:s/>39,537 <text:s/></text:p>
          </table:table-cell>
          <table:table-cell table:number-columns-repeated="2" table:style-name="ce52" office:value-type="float" office:value="-0.0000037955214" calcext:value-type="float">
            <text:p><text:s/>-0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9536.5355187222" calcext:value-type="float">
            <text:p><text:s/>39,537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074117.76947192" calcext:value-type="float">
            <text:p><text:s/>1,074,118 <text:s/></text:p>
          </table:table-cell>
          <table:table-cell table:style-name="ce52" office:value-type="float" office:value="1265392.608175" calcext:value-type="float">
            <text:p><text:s/>1,265,393 <text:s/></text:p>
          </table:table-cell>
          <table:table-cell table:style-name="ce52" office:value-type="float" office:value="293042.02621404" calcext:value-type="float">
            <text:p><text:s/>293,042 <text:s/></text:p>
          </table:table-cell>
          <table:table-cell table:style-name="ce52" office:value-type="float" office:value="39536.5355149267" calcext:value-type="float">
            <text:p><text:s/>39,537 <text:s/></text:p>
          </table:table-cell>
          <table:table-cell table:number-columns-repeated="2" table:style-name="ce52" office:value-type="float" office:value="-0.0000037955214" calcext:value-type="float">
            <text:p><text:s/>-0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9536.5355187222" calcext:value-type="float">
            <text:p><text:s/>39,53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462936.793040939" calcext:value-type="float">
            <text:p><text:s/>462,937 <text:s/></text:p>
          </table:table-cell>
          <table:table-cell table:style-name="ce50" office:value-type="float" office:value="419571.608175" calcext:value-type="float">
            <text:p><text:s/>419,572 <text:s/></text:p>
          </table:table-cell>
          <table:table-cell table:style-name="ce50" office:value-type="float" office:value="238124.02621404" calcext:value-type="float">
            <text:p><text:s/>238,124 <text:s/></text:p>
          </table:table-cell>
          <table:table-cell table:style-name="ce50" office:value-type="float" office:value="39536.5355149267" calcext:value-type="float">
            <text:p><text:s/>39,537 <text:s/></text:p>
          </table:table-cell>
          <table:table-cell table:number-columns-repeated="2" table:style-name="ce50" office:value-type="float" office:value="-0.0000037955214" calcext:value-type="float">
            <text:p><text:s/>-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9536.5355187222" calcext:value-type="float">
            <text:p><text:s/>39,53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9907.48025252525" calcext:value-type="float">
            <text:p><text:s/>9,907 <text:s/></text:p>
          </table:table-cell>
          <table:table-cell table:style-name="ce50" office:value-type="float" office:value="14712.608175" calcext:value-type="float">
            <text:p><text:s/>14,7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14335.3535353535" calcext:value-type="float">
            <text:p><text:s/>14,335 <text:s/></text:p>
          </table:table-cell>
          <table:table-cell table:style-name="ce50" office:value-type="float" office:value="21288" calcext:value-type="float">
            <text:p><text:s/>21,2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3" table:style-name="ce50" office:value-type="float" office:value="-0.0000037955214" calcext:value-type="float">
            <text:p><text:s/>-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5728.8077379091" calcext:value-type="float">
            <text:p><text:s/>75,7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9962.02621404" calcext:value-type="float">
            <text:p><text:s/>99,9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5728.8077379091" calcext:value-type="float">
            <text:p><text:s/>75,7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9962.02621404" calcext:value-type="float">
            <text:p><text:s/>99,9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75728.8077379091" calcext:value-type="float">
            <text:p>( 75,729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99962.02621404" calcext:value-type="float">
            <text:p>( 99,96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7034.34343434343" calcext:value-type="float">
            <text:p><text:s/>7,034 <text:s/></text:p>
          </table:table-cell>
          <table:table-cell table:style-name="ce50" office:value-type="float" office:value="10446" calcext:value-type="float">
            <text:p><text:s/>10,44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383.33333333333" calcext:value-type="float">
            <text:p><text:s/>4,3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86" calcext:value-type="float">
            <text:p><text:s/>5,78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263.973063973064" calcext:value-type="float">
            <text:p><text:s/>264 <text:s/></text:p>
          </table:table-cell>
          <table:table-cell table:style-name="ce54" office:value-type="float" office:value="392" calcext:value-type="float">
            <text:p><text:s/>39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17956.902356902" calcext:value-type="float">
            <text:p><text:s/>217,957 <text:s/></text:p>
          </table:table-cell>
          <table:table-cell table:style-name="ce50" office:value-type="float" office:value="305990" calcext:value-type="float">
            <text:p><text:s/>305,990 <text:s/></text:p>
          </table:table-cell>
          <table:table-cell table:style-name="ce50" office:value-type="float" office:value="15712" calcext:value-type="float">
            <text:p><text:s/>15,71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17956.902356902" calcext:value-type="float">
            <text:p><text:s/>217,957 <text:s/></text:p>
          </table:table-cell>
          <table:table-cell table:style-name="ce50" office:value-type="float" office:value="305990" calcext:value-type="float">
            <text:p><text:s/>305,990 <text:s/></text:p>
          </table:table-cell>
          <table:table-cell table:style-name="ce50" office:value-type="float" office:value="15712" calcext:value-type="float">
            <text:p><text:s/>15,71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104128.61952862" calcext:value-type="float">
            <text:p>( 104,129 <text:s/>)</text:p>
          </table:table-cell>
          <table:table-cell table:style-name="ce53" office:value-type="float" office:value="154631" calcext:value-type="float">
            <text:p>( 154,631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4145.4545454545" calcext:value-type="float">
            <text:p>( 34,145 <text:s/>)</text:p>
          </table:table-cell>
          <table:table-cell table:style-name="ce55" office:value-type="float" office:value="50706" calcext:value-type="float">
            <text:p>( 50,706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2220.4545454546" calcext:value-type="float">
            <text:p><text:s/>82,2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8531" calcext:value-type="float">
            <text:p><text:s/>108,5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82220.4545454546" calcext:value-type="float">
            <text:p><text:s/>82,2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8531" calcext:value-type="float">
            <text:p><text:s/>108,5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7511.78451178451" calcext:value-type="float">
            <text:p><text:s/>7,512 <text:s/></text:p>
          </table:table-cell>
          <table:table-cell table:style-name="ce50" office:value-type="float" office:value="3703" calcext:value-type="float">
            <text:p><text:s/>3,703 <text:s/></text:p>
          </table:table-cell>
          <table:table-cell table:style-name="ce50" office:value-type="float" office:value="6624" calcext:value-type="float">
            <text:p><text:s/>6,62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305.05050505051" calcext:value-type="float">
            <text:p><text:s/>1,305 <text:s/></text:p>
          </table:table-cell>
          <table:table-cell table:style-name="ce54" office:value-type="float" office:value="1938" calcext:value-type="float">
            <text:p><text:s/>1,938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41117.4242424242" calcext:value-type="float">
            <text:p><text:s/>41,117 <text:s/></text:p>
          </table:table-cell>
          <table:table-cell table:style-name="ce50" office:value-type="float" office:value="60885" calcext:value-type="float">
            <text:p><text:s/>60,885 <text:s/></text:p>
          </table:table-cell>
          <table:table-cell table:style-name="ce50" office:value-type="float" office:value="155" calcext:value-type="float">
            <text:p><text:s/>15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025.75757575758" calcext:value-type="float">
            <text:p><text:s/>1,02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54" calcext:value-type="float">
            <text:p><text:s/>1,35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46.127946127946" calcext:value-type="float">
            <text:p><text:s/>146 <text:s/></text:p>
          </table:table-cell>
          <table:table-cell table:style-name="ce50" office:value-type="float" office:value="217" calcext:value-type="float">
            <text:p><text:s/>2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536.5355187222" calcext:value-type="float">
            <text:p><text:s/>39,5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9536.5355187222" calcext:value-type="float">
            <text:p><text:s/>39,53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18299.242424242" calcext:value-type="float">
            <text:p><text:s/>118,299 <text:s/></text:p>
          </table:table-cell>
          <table:table-cell table:style-name="ce50" office:value-type="float" office:value="137682" calcext:value-type="float">
            <text:p><text:s/>137,682 <text:s/></text:p>
          </table:table-cell>
          <table:table-cell table:style-name="ce50" office:value-type="float" office:value="33771" calcext:value-type="float">
            <text:p><text:s/>33,7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98833.2491582491" calcext:value-type="float">
            <text:p><text:s/>98,833 <text:s/></text:p>
          </table:table-cell>
          <table:table-cell table:style-name="ce50" office:value-type="float" office:value="118945" calcext:value-type="float">
            <text:p><text:s/>118,945 <text:s/></text:p>
          </table:table-cell>
          <table:table-cell table:style-name="ce50" office:value-type="float" office:value="24731" calcext:value-type="float">
            <text:p><text:s/>24,7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7031.8181818182" calcext:value-type="float">
            <text:p><text:s/>17,032 <text:s/></text:p>
          </table:table-cell>
          <table:table-cell table:style-name="ce50" office:value-type="float" office:value="15534" calcext:value-type="float">
            <text:p><text:s/>15,534 <text:s/></text:p>
          </table:table-cell>
          <table:table-cell table:style-name="ce50" office:value-type="float" office:value="8674" calcext:value-type="float">
            <text:p><text:s/>8,67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434.17508417508" calcext:value-type="float">
            <text:p><text:s/>2,434 <text:s/></text:p>
          </table:table-cell>
          <table:table-cell table:style-name="ce51" office:value-type="float" office:value="3203" calcext:value-type="float">
            <text:p><text:s/>3,203 <text:s/></text:p>
          </table:table-cell>
          <table:table-cell table:style-name="ce51" office:value-type="float" office:value="366" calcext:value-type="float">
            <text:p><text:s/>366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492881.734006734" calcext:value-type="float">
            <text:p><text:s/>492,882 <text:s/></text:p>
          </table:table-cell>
          <table:table-cell table:style-name="ce52" office:value-type="float" office:value="708139" calcext:value-type="float">
            <text:p><text:s/>708,139 <text:s/></text:p>
          </table:table-cell>
          <table:table-cell table:style-name="ce52" office:value-type="float" office:value="21147" calcext:value-type="float">
            <text:p><text:s/>21,14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58128.61952862" calcext:value-type="float">
            <text:p><text:s/>258,129 <text:s/></text:p>
          </table:table-cell>
          <table:table-cell table:style-name="ce50" office:value-type="float" office:value="383321" calcext:value-type="float">
            <text:p><text:s/>383,3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58128.61952862" calcext:value-type="float">
            <text:p><text:s/>258,129 <text:s/></text:p>
          </table:table-cell>
          <table:table-cell table:style-name="ce50" office:value-type="float" office:value="383321" calcext:value-type="float">
            <text:p><text:s/>383,3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6228968.201059" calcext:value-type="float">
            <text:p><text:s/>6,228,968 <text:s/></text:p>
          </table:table-cell>
          <table:table-cell table:style-name="ce57" office:value-type="float" office:value="28360" calcext:value-type="float">
            <text:p><text:s/>28,360 <text:s/></text:p>
          </table:table-cell>
          <table:table-cell table:style-name="ce57" office:value-type="float" office:value="6200608.201059" calcext:value-type="float">
            <text:p><text:s/>6,200,608 <text:s/></text:p>
          </table:table-cell>
          <table:table-cell table:style-name="ce57" office:value-type="float" office:value="690861.962688" calcext:value-type="float">
            <text:p><text:s/>690,862 <text:s/></text:p>
          </table:table-cell>
          <table:table-cell table:number-columns-repeated="2" table:style-name="ce57" office:value-type="float" office:value="248893.332688" calcext:value-type="float">
            <text:p><text:s/>248,893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441968.63" calcext:value-type="float">
            <text:p><text:s/>441,969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5940412.233" calcext:value-type="float">
            <text:p><text:s/>5,940,41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940412.233" calcext:value-type="float">
            <text:p><text:s/>5,940,412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88555.968059" calcext:value-type="float">
            <text:p><text:s/>288,556 <text:s/></text:p>
          </table:table-cell>
          <table:table-cell table:style-name="ce57" office:value-type="float" office:value="28360" calcext:value-type="float">
            <text:p><text:s/>28,360 <text:s/></text:p>
          </table:table-cell>
          <table:table-cell table:style-name="ce57" office:value-type="float" office:value="260195.968059" calcext:value-type="float">
            <text:p><text:s/>260,196 <text:s/></text:p>
          </table:table-cell>
          <table:table-cell table:style-name="ce57" office:value-type="float" office:value="690861.962688" calcext:value-type="float">
            <text:p><text:s/>690,862 <text:s/></text:p>
          </table:table-cell>
          <table:table-cell table:number-columns-repeated="2" table:style-name="ce57" office:value-type="float" office:value="248893.332688" calcext:value-type="float">
            <text:p><text:s/>248,893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441968.63" calcext:value-type="float">
            <text:p><text:s/>441,969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743054.158" calcext:value-type="float">
            <text:p><text:s/>4,743,054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7787690.96" calcext:value-type="float">
            <text:p><text:s/>37,787,69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7787690.96" calcext:value-type="float">
            <text:p><text:s/>37,787,691 <text:s/></text:p>
          </table:table-cell>
          <table:table-cell table:style-name="ce51" office:value-type="float" office:value="4743054.158" calcext:value-type="float">
            <text:p><text:s/>4,743,05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64586.331534" calcext:value-type="float">
            <text:p><text:s/>164,58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7787690.96" calcext:value-type="float">
            <text:p><text:s/>37,787,691 <text:s/></text:p>
          </table:table-cell>
          <table:table-cell table:style-name="ce50" office:value-type="float" office:value="9043910.158" calcext:value-type="float">
            <text:p><text:s/>9,043,9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7787690.96" calcext:value-type="float">
            <text:p><text:s/>37,787,691 <text:s/></text:p>
          </table:table-cell>
          <table:table-cell table:style-name="ce50" office:value-type="float" office:value="9043910.158" calcext:value-type="float">
            <text:p><text:s/>9,043,9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00856" calcext:value-type="float">
            <text:p><text:s/>4,300,85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1962459.641" calcext:value-type="float">
            <text:p><text:s/>141,962,46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00856" calcext:value-type="float">
            <text:p><text:s/>4,300,85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1962459.641" calcext:value-type="float">
            <text:p><text:s/>141,962,460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259355.438" calcext:value-type="float">
            <text:p><text:s/>14,259,35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844.581" calcext:value-type="float">
            <text:p><text:s/>7,84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55.881" calcext:value-type="float">
            <text:p><text:s/>2,45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97.142" calcext:value-type="float">
            <text:p><text:s/>6,09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83014.078" calcext:value-type="float">
            <text:p><text:s/>3,083,01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79172.886" calcext:value-type="float">
            <text:p><text:s/>5,579,17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49236" calcext:value-type="float">
            <text:p><text:s/>5,549,23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290.089" calcext:value-type="float">
            <text:p><text:s/>31,290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244.781" calcext:value-type="float">
            <text:p><text:s/>245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7491108.819466" calcext:value-type="float">
            <text:p><text:s/>7,491,10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20047409.052" calcext:value-type="float">
            <text:p><text:s/>120,047,40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20047409.052" calcext:value-type="float">
            <text:p><text:s/>120,047,40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3080863.617" calcext:value-type="float">
            <text:p><text:s/>63,080,8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0321.751" calcext:value-type="float">
            <text:p><text:s/>170,32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80071.21" calcext:value-type="float">
            <text:p><text:s/>3,080,07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813636.023" calcext:value-type="float">
            <text:p><text:s/>7,813,63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7504.148" calcext:value-type="float">
            <text:p><text:s/>197,5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0190.335" calcext:value-type="float">
            <text:p><text:s/>570,1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04131.916" calcext:value-type="float">
            <text:p><text:s/>3,604,1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9736.92" calcext:value-type="float">
            <text:p><text:s/>299,7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723768.716" calcext:value-type="float">
            <text:p><text:s/>12,723,76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96591.275" calcext:value-type="float">
            <text:p><text:s/>4,496,59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540311.234" calcext:value-type="float">
            <text:p>( 1,540,311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690458.81" calcext:value-type="float">
            <text:p>( 2,690,459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65821.231" calcext:value-type="float">
            <text:p>( 265,821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914083.736" calcext:value-type="float">
            <text:p><text:s/>5,914,0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13093.705" calcext:value-type="float">
            <text:p><text:s/>2,313,094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58113.582" calcext:value-type="float">
            <text:p><text:s/>2,258,11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56597.066" calcext:value-type="float">
            <text:p><text:s/>656,597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863616.084" calcext:value-type="float">
            <text:p><text:s/>2,863,61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62744.412" calcext:value-type="float">
            <text:p><text:s/>4,562,74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42628.969" calcext:value-type="float">
            <text:p><text:s/>2,442,62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20115.443" calcext:value-type="float">
            <text:p><text:s/>2,120,11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212106.777" calcext:value-type="float">
            <text:p><text:s/>8,212,1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867613.495" calcext:value-type="float">
            <text:p><text:s/>7,867,6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4493.282" calcext:value-type="float">
            <text:p><text:s/>344,49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43138.249" calcext:value-type="float">
            <text:p>( 143,138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02177.394" calcext:value-type="float">
            <text:p><text:s/>4,002,177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507645.974" calcext:value-type="float">
            <text:p><text:s/>1,507,64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431756.398" calcext:value-type="float">
            <text:p><text:s/>6,431,75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34918.969" calcext:value-type="float">
            <text:p><text:s/>1,334,9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18943.307" calcext:value-type="float">
            <text:p><text:s/>1,218,9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78389.312" calcext:value-type="float">
            <text:p><text:s/>1,078,38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94493.323" calcext:value-type="float">
            <text:p><text:s/>494,493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3786.8" calcext:value-type="float">
            <text:p><text:s/>253,78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3786.8" calcext:value-type="float">
            <text:p><text:s/>253,78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23261.974" calcext:value-type="float">
            <text:p><text:s/>2,223,2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3010.736" calcext:value-type="float">
            <text:p><text:s/>443,011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780251.238" calcext:value-type="float">
            <text:p><text:s/>1,780,2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909702.243" calcext:value-type="float">
            <text:p><text:s/>26,909,7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51434.89345746" calcext:value-type="float">
            <text:p><text:s/>3,151,43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06428.76346021" calcext:value-type="float">
            <text:p><text:s/>1,306,42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9784.452" calcext:value-type="float">
            <text:p><text:s/>359,7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3443.507" calcext:value-type="float">
            <text:p><text:s/>343,44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36765.36" calcext:value-type="float">
            <text:p><text:s/>736,7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09671.758746153" calcext:value-type="float">
            <text:p><text:s/>709,6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7112.596362163" calcext:value-type="float">
            <text:p><text:s/>287,1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11072.72397401" calcext:value-type="float">
            <text:p><text:s/>4,011,07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01454.35" calcext:value-type="float">
            <text:p><text:s/>3,301,454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2702533.838" calcext:value-type="float">
            <text:p><text:s/>12,702,534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7579794.418" calcext:value-type="float">
            <text:p><text:s/>27,579,79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7787690.96" calcext:value-type="float">
            <text:p><text:s/>37,787,691 <text:s/></text:p>
          </table:table-cell>
          <table:table-cell table:style-name="ce57" office:value-type="float" office:value="9043910.158" calcext:value-type="float">
            <text:p><text:s/>9,043,910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7787690.96" calcext:value-type="float">
            <text:p><text:s/>37,787,691 <text:s/></text:p>
          </table:table-cell>
          <table:table-cell table:style-name="ce57" office:value-type="float" office:value="9043910.158" calcext:value-type="float">
            <text:p><text:s/>9,043,910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60351" calcext:value-type="float">
            <text:p><text:s/>60,351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60351" calcext:value-type="float">
            <text:p><text:s/>60,351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0351" calcext:value-type="float">
            <text:p><text:s/>60,351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0351" calcext:value-type="float">
            <text:p><text:s/>60,351 <text:s/></text:p>
          </table:table-cell>
          <table:table-cell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810.53" calcext:value-type="float">
            <text:p><text:s/>1,811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810.53" calcext:value-type="float">
            <text:p><text:s/>1,811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8540.47" calcext:value-type="float">
            <text:p><text:s/>58,540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